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682cm"/>
    </style:style>
    <style:style style:name="gr9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666666" style:font-name="Ubuntu Medium" fo:font-weight="bold" style:font-weight-asian="bold" style:font-weight-complex="bold"/>
    </style:style>
    <style:style style:name="P4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5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style:font-name="Ubuntu Medium" fo:font-weight="bold" style:font-weight-asian="bold" style:font-weight-complex="bold"/>
    </style:style>
    <style:style style:name="T3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602cm" svg:height="1.06cm" svg:x="24.452cm" svg:y="14.243cm">
          <text:p text:style-name="P1"><text:span text:style-name="T1">buil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602cm" svg:height="1.061cm" svg:x="24.452cm" svg:y="12.218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603cm" svg:height="1.06cm" svg:x="18.35cm" svg:y="7.303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03cm" svg:height="1.061cm" svg:x="18.35cm" svg:y="9.23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02cm" svg:height="1.061cm" svg:x="14.013cm" svg:y="9.23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602cm" svg:height="1.061cm" svg:x="3.121cm" svg:y="9.23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602cm" svg:height="1.06cm" svg:x="9.386cm" svg:y="8.074cm">
          <text:p text:style-name="P1"><text:span text:style-name="T1">monitor</text:span><text:span text:style-name="T1"><text:line-break/></text:span><text:span text:style-name="T1">-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602cm" svg:height="1.06cm" svg:x="9.386cm" svg:y="14.243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603cm" svg:height="1.06cm" svg:x="1cm" svg:y="4.7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8cm" svg:height="0.967cm" svg:x="0.9cm" svg:y="3.333cm">
          <draw:text-box>
            <text:p text:style-name="P1"><text:span text:style-name="T2">System / App</text:span></text:p>
          </draw:text-box>
        </draw:frame>
        <draw:frame draw:style-name="gr7" draw:text-style-name="P4" draw:layer="layout" svg:width="15.5cm" svg:height="0.967cm" svg:x="7.3cm" svg:y="3.301cm">
          <draw:text-box>
            <text:p text:style-name="P1"><text:span text:style-name="T2">Modules</text:span></text:p>
          </draw:text-box>
        </draw:frame>
        <draw:frame draw:style-name="gr8" draw:text-style-name="P4" draw:layer="layout" svg:width="5.591cm" svg:height="0.967cm" svg:x="22.813cm" svg:y="10.774cm">
          <draw:text-box>
            <text:p text:style-name="P1"><text:span text:style-name="T2">Development</text:span></text:p>
          </draw:text-box>
        </draw:frame>
        <draw:line draw:style-name="gr9" draw:text-style-name="P1" draw:layer="layout" svg:x1="7.2cm" svg:y1="3.4cm" svg:x2="7.2cm" svg:y2="20cm">
          <text:p/>
        </draw:line>
        <draw:line draw:style-name="gr9" draw:text-style-name="P1" draw:layer="layout" svg:x1="22.8cm" svg:y1="3.4cm" svg:x2="22.8cm" svg:y2="19cm">
          <text:p/>
        </draw:line>
        <draw:frame draw:style-name="gr10" draw:text-style-name="P5" draw:layer="layout" svg:width="27.7cm" svg:height="1.7cm" svg:x="1cm" svg:y="1cm">
          <draw:text-box>
            <text:p text:style-name="P1"><text:span text:style-name="T3">Packages of the Alinex Universe</text:span></text:p>
          </draw:text-box>
        </draw:frame>
        <draw:connector draw:style-name="gr11" draw:text-style-name="P1" draw:layer="layout" draw:type="curve" svg:x1="2.301cm" svg:y1="5.76cm" svg:x2="3.121cm" svg:y2="9.76cm" draw:start-shape="id1" draw:start-glue-point="2" draw:end-shape="id2" draw:end-glue-point="3" svg:d="M2301 5760c0 2667 273 4000 820 4000" svg:viewBox="0 0 821 4001">
          <text:p/>
        </draw:connector>
        <draw:connector draw:style-name="gr12" draw:text-style-name="P1" draw:layer="layout" draw:type="curve" svg:x1="5.723cm" svg:y1="9.76cm" svg:x2="9.386cm" svg:y2="14.773cm" draw:start-shape="id2" draw:start-glue-point="1" draw:end-shape="id3" draw:end-glue-point="3" svg:d="M5723 9760c2748 0 917 5013 3663 5013" svg:viewBox="0 0 3664 5014">
          <text:p/>
        </draw:connector>
        <draw:connector draw:style-name="gr12" draw:text-style-name="P1" draw:layer="layout" draw:type="curve" svg:x1="5.723cm" svg:y1="9.76cm" svg:x2="9.386cm" svg:y2="8.604cm" draw:start-shape="id2" draw:start-glue-point="1" draw:end-shape="id4" draw:end-glue-point="3" svg:d="M5723 9760c2748 0 917-1156 3663-1156" svg:viewBox="0 0 3664 1157">
          <text:p/>
        </draw:connector>
        <draw:connector draw:style-name="gr12" draw:text-style-name="P1" draw:layer="layout" draw:type="curve" svg:x1="11.988cm" svg:y1="8.604cm" svg:x2="14.013cm" svg:y2="9.76cm" draw:start-shape="id4" draw:start-glue-point="1" draw:end-shape="id5" draw:end-glue-point="3" svg:d="M11988 8604c1519 0 507 1156 2025 1156" svg:viewBox="0 0 2026 1157">
          <text:p/>
        </draw:connector>
        <draw:connector draw:style-name="gr12" draw:text-style-name="P1" draw:layer="layout" draw:type="curve" svg:x1="16.615cm" svg:y1="9.76cm" svg:x2="18.35cm" svg:y2="9.76cm" draw:start-shape="id5" draw:start-glue-point="1" draw:end-shape="id6" draw:end-glue-point="3" svg:d="M16615 9760h1735" svg:viewBox="0 0 1736 1">
          <text:p/>
        </draw:connector>
        <draw:connector draw:style-name="gr13" draw:text-style-name="P1" draw:layer="layout" draw:type="curve" svg:x1="22.398cm" svg:y1="14.802cm" svg:x2="24.452cm" svg:y2="14.773cm" draw:end-shape="id7" draw:end-glue-point="3" svg:d="M22398 14802c1165 0 139-29 2054-29" svg:viewBox="0 0 2055 30">
          <text:p/>
        </draw:connector>
        <draw:connector draw:style-name="gr13" draw:text-style-name="P1" draw:layer="layout" draw:type="curve" svg:x1="22.331cm" svg:y1="12.729cm" svg:x2="24.385cm" svg:y2="12.7cm" svg:d="M22331 12729c1541 0 515-29 2054-29" svg:viewBox="0 0 2055 30">
          <text:p/>
        </draw:connector>
        <draw:custom-shape draw:style-name="gr6" draw:text-style-name="P6" draw:layer="layout" svg:width="1.9cm" svg:height="0.7cm" svg:x="16.2cm" svg:y="19.2cm">
          <text:p text:style-name="P1"><text:span text:style-name="T4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.9cm" svg:height="0.7cm" svg:x="18.3cm" svg:y="19.2cm">
          <text:p text:style-name="P1"><text:span text:style-name="T4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2.5cm" svg:y="19.2cm">
          <text:p text:style-name="P1"><text:span text:style-name="T4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1.9cm" svg:height="0.7cm" svg:x="24.6cm" svg:y="19.2cm">
          <text:p text:style-name="P1"><text:span text:style-name="T5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9cm" svg:height="0.7cm" svg:x="20.4cm" svg:y="19.2cm">
          <text:p text:style-name="P1"><text:span text:style-name="T4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603cm" svg:height="1.06cm" svg:x="18.35cm" svg:y="11.158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5.314cm" svg:y1="10.291cm" svg:x2="18.35cm" svg:y2="11.688cm" draw:start-shape="id5" draw:start-glue-point="2" draw:end-shape="id8" draw:end-glue-point="3" svg:d="M15314 10291c0 932 1012 1397 3036 1397" svg:viewBox="0 0 3037 1398">
          <text:p/>
        </draw:connector>
        <draw:connector draw:style-name="gr17" draw:text-style-name="P1" draw:layer="layout" draw:type="line" svg:x1="25.753cm" svg:y1="13.279cm" svg:x2="25.753cm" svg:y2="14.243cm" draw:start-shape="id9" draw:start-glue-point="2" draw:end-shape="id7" draw:end-glue-point="0" svg:d="M25753 13279v964" svg:viewBox="0 0 1 965">
          <text:p/>
        </draw:connector>
        <draw:connector draw:style-name="gr12" draw:text-style-name="P1" draw:layer="layout" draw:type="curve" svg:x1="5.723cm" svg:y1="9.76cm" svg:x2="14.013cm" svg:y2="9.76cm" draw:start-shape="id2" draw:start-glue-point="1" draw:end-shape="id5" draw:end-glue-point="3" svg:d="M5723 9760h8290" svg:viewBox="0 0 8291 1">
          <text:p/>
        </draw:connector>
        <draw:connector draw:style-name="gr12" draw:text-style-name="P1" draw:layer="layout" draw:type="curve" svg:x1="11.988cm" svg:y1="8.604cm" svg:x2="18.35cm" svg:y2="7.833cm" draw:start-shape="id4" draw:start-glue-point="1" draw:end-shape="id10" draw:end-glue-point="3" svg:d="M11988 8604c4771 0 1591-771 6362-771" svg:viewBox="0 0 6363 772">
          <text:p/>
        </draw:connector>
        <draw:connector draw:style-name="gr12" draw:text-style-name="P1" draw:layer="layout" draw:type="curve" svg:x1="11.988cm" svg:y1="14.773cm" svg:x2="14.013cm" svg:y2="9.76cm" draw:start-shape="id3" draw:start-glue-point="1" draw:end-shape="id5" draw:end-glue-point="3" svg:d="M11988 14773c1519 0 507-5013 2025-5013" svg:viewBox="0 0 2026 5014">
          <text:p/>
        </draw:connector>
        <draw:connector draw:style-name="gr12" draw:text-style-name="P1" draw:layer="layout" draw:type="curve" svg:x1="19.651cm" svg:y1="9.23cm" svg:x2="19.651cm" svg:y2="8.363cm" draw:start-shape="id6" draw:start-glue-point="0" draw:end-shape="id10" draw:end-glue-point="2" svg:d="M19651 9230v-867" svg:viewBox="0 0 1 868">
          <text:p/>
        </draw:connector>
        <draw:line draw:style-name="gr18" draw:text-style-name="P1" draw:layer="layout" svg:x1="3.5cm" svg:y1="2.3cm" svg:x2="25cm" svg:y2="2.3cm">
          <text:p/>
        </draw:line>
        <draw:custom-shape draw:style-name="gr6" draw:text-style-name="P2" xml:id="id11" draw:id="id11" draw:layer="layout" svg:width="2.602cm" svg:height="1.06cm" svg:x="3.121cm" svg:y="14.243cm">
          <text:p text:style-name="P1"><text:span text:style-name="T1">dbadmi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14.773cm" svg:x2="9.386cm" svg:y2="14.773cm" draw:start-shape="id11" draw:start-glue-point="1" draw:end-shape="id3" draw:end-glue-point="3" svg:d="M5723 14773h3663" svg:viewBox="0 0 3664 1">
          <text:p/>
        </draw:connector>
        <draw:connector draw:style-name="gr19" draw:text-style-name="P1" draw:layer="layout" draw:type="curve" svg:x1="2.301cm" svg:y1="5.76cm" svg:x2="3.121cm" svg:y2="14.773cm" draw:start-shape="id1" draw:start-glue-point="2" draw:end-shape="id11" draw:end-glue-point="3" svg:d="M2301 5760c0 6009 273 9013 820 9013" svg:viewBox="0 0 821 9014">
          <text:p/>
        </draw:connector>
        <draw:connector draw:style-name="gr12" draw:text-style-name="P1" draw:layer="layout" draw:type="curve" svg:x1="5.723cm" svg:y1="14.773cm" svg:x2="14.013cm" svg:y2="9.76cm" draw:start-shape="id11" draw:start-glue-point="1" draw:end-shape="id5" draw:end-glue-point="3" svg:d="M5723 14773c6217 0 2073-5013 8290-5013" svg:viewBox="0 0 8291 5014">
          <text:p/>
        </draw:connector>
        <draw:connector draw:style-name="gr12" draw:text-style-name="P1" draw:layer="layout" draw:type="curve" svg:x1="19.651cm" svg:y1="10.291cm" svg:x2="19.651cm" svg:y2="11.158cm" draw:start-shape="id6" draw:end-shape="id8" draw:end-glue-point="0" svg:d="M19651 10291v867" svg:viewBox="0 0 1 868">
          <text:p/>
        </draw:connector>
        <draw:custom-shape draw:style-name="gr4" draw:text-style-name="P2" draw:layer="layout" svg:width="2.603cm" svg:height="1.06cm" svg:x="18.35cm" svg:y="14.243cm">
          <text:p text:style-name="P1"><text:span text:style-name="T1">spawn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9cm" svg:height="0.7cm" svg:x="26.701cm" svg:y="19.201cm">
          <text:p text:style-name="P1"><text:span text:style-name="T4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12" draw:id="id12" draw:layer="layout" svg:width="2.603cm" svg:height="1.061cm" svg:x="14.109cm" svg:y="6.049cm">
          <text:p text:style-name="P1"><text:span text:style-name="T1">respons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1.988cm" svg:y1="8.604cm" svg:x2="14.109cm" svg:y2="6.579cm" draw:start-shape="id4" draw:start-glue-point="1" draw:end-shape="id12" draw:end-glue-point="3" svg:d="M11988 8604c1590 0 530-2025 2121-2025" svg:viewBox="0 0 2122 2026">
          <text:p/>
        </draw:connector>
        <draw:custom-shape draw:style-name="gr20" draw:text-style-name="P2" xml:id="id13" draw:id="id13" draw:layer="layout" svg:width="2.602cm" svg:height="1.06cm" svg:x="14.013cm" svg:y="14.243cm">
          <text:p text:style-name="P1"><text:span text:style-name="T1">expres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1.988cm" svg:y1="14.773cm" svg:x2="14.013cm" svg:y2="14.773cm" draw:start-shape="id3" draw:start-glue-point="1" draw:end-shape="id13" draw:end-glue-point="3" svg:d="M11988 14773h2025" svg:viewBox="0 0 2026 1">
          <text:p/>
        </draw:connector>
        <draw:custom-shape draw:style-name="gr20" draw:text-style-name="P2" draw:layer="layout" svg:width="2.603cm" svg:height="1.06cm" svg:x="23.955cm" svg:y="4.894cm">
          <text:p text:style-name="P1"><text:span text:style-name="T1">debug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8cm" svg:height="0.967cm" svg:x="22.8cm" svg:y="3.403cm">
          <draw:text-box>
            <text:p text:style-name="P1"><text:span text:style-name="T2">General</text:span></text:p>
          </draw:text-box>
        </draw:frame>
        <draw:custom-shape draw:style-name="gr20" draw:text-style-name="P2" draw:layer="layout" svg:width="2.603cm" svg:height="1.06cm" svg:x="23.955cm" svg:y="6.147cm">
          <text:p text:style-name="P1"><text:span text:style-name="T1">chal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5" draw:id="id15" draw:layer="layout" svg:width="2.603cm" svg:height="1.06cm" svg:x="23.897cm" svg:y="7.4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curve" svg:x1="21.931cm" svg:y1="5.488cm" svg:x2="23.985cm" svg:y2="5.46cm" svg:d="M21931 5488c1541 0 515-28 2054-28" svg:viewBox="0 0 2055 29">
          <text:p/>
        </draw:connector>
        <draw:connector draw:style-name="gr13" draw:text-style-name="P8" draw:layer="layout" draw:type="curve" svg:x1="21.931cm" svg:y1="6.729cm" svg:x2="23.985cm" svg:y2="6.7cm" svg:d="M21931 6729c1541 0 515-29 2054-29" svg:viewBox="0 0 2055 30">
          <text:p/>
        </draw:connector>
        <draw:connector draw:style-name="gr13" draw:text-style-name="P8" draw:layer="layout" draw:type="curve" svg:x1="26.5cm" svg:y1="9.169cm" svg:x2="26.5cm" svg:y2="7.93cm" draw:start-shape="id14" draw:start-glue-point="1" draw:end-shape="id15" draw:end-glue-point="1" svg:d="M26500 9169c751 0 751-1239 0-1239" svg:viewBox="0 0 564 1240">
          <text:p/>
        </draw:connector>
        <draw:custom-shape draw:style-name="gr20" draw:text-style-name="P2" xml:id="id16" draw:id="id16" draw:layer="layout" svg:width="2.602cm" svg:height="1.061cm" svg:x="9.386cm" svg:y="10.965cm">
          <text:p text:style-name="P1"><text:span text:style-name="T1">yarg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9.76cm" svg:x2="9.386cm" svg:y2="11.495cm" draw:start-shape="id2" draw:end-shape="id16" draw:end-glue-point="3" svg:d="M5723 9760c2748 0 917 1735 3663 1735" svg:viewBox="0 0 3664 1736">
          <text:p/>
        </draw:connector>
        <draw:connector draw:style-name="gr12" draw:text-style-name="P1" draw:layer="layout" draw:type="curve" svg:x1="5.723cm" svg:y1="14.773cm" svg:x2="9.386cm" svg:y2="11.495cm" draw:start-shape="id11" draw:start-glue-point="1" draw:end-shape="id16" svg:d="M5723 14773c2748 0 917-3278 3663-3278" svg:viewBox="0 0 3664 3279">
          <text:p/>
        </draw:connector>
        <draw:line draw:style-name="gr9" draw:text-style-name="P1" draw:layer="layout" svg:x1="28.5cm" svg:y1="10.291cm" svg:x2="22.909cm" svg:y2="10.291cm">
          <text:p/>
        </draw:line>
        <draw:custom-shape draw:style-name="gr5" draw:text-style-name="P2" xml:id="id17" draw:id="id17" draw:layer="layout" svg:width="2.602cm" svg:height="1.06cm" svg:x="9.386cm" svg:y="12.508cm"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5.723cm" svg:y1="14.773cm" svg:x2="9.386cm" svg:y2="13.038cm" draw:start-shape="id11" draw:start-glue-point="1" draw:end-shape="id17" draw:end-glue-point="3" svg:d="M5723 14773c2748 0 917-1735 3663-1735" svg:viewBox="0 0 3664 1736">
          <text:p/>
        </draw:connector>
        <draw:connector draw:style-name="gr12" draw:text-style-name="P1" draw:layer="layout" draw:type="curve" svg:x1="11.988cm" svg:y1="13.038cm" svg:x2="14.013cm" svg:y2="9.76cm" draw:start-shape="id17" draw:start-glue-point="1" draw:end-shape="id5" draw:end-glue-point="3" svg:d="M11988 13038c1519 0 507-3278 2025-3278" svg:viewBox="0 0 2026 3279">
          <text:p/>
        </draw:connector>
        <draw:custom-shape draw:style-name="gr2" draw:text-style-name="P2" xml:id="id14" draw:id="id14" draw:layer="layout" svg:width="2.602cm" svg:height="1.061cm" svg:x="23.898cm" svg:y="8.639cm">
          <text:p text:style-name="P1"><text:span text:style-name="T1">async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2.1cm" svg:y1="9.2cm" svg:x2="23.9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3-03T16:39:00.046450422</dc:date>
    <dc:creator>Alexander Schilling</dc:creator>
    <meta:editing-duration>P1DT3H47M18S</meta:editing-duration>
    <meta:editing-cycles>16</meta:editing-cycles>
    <meta:generator>LibreOffice/4.2.7.2$Linux_X86_64 LibreOffice_project/420m0$Build-2</meta:generator>
    <meta:printed-by>Alexander Schilling</meta:printed-by>
    <meta:print-date>2015-02-26T14:23:14.680440477</meta:print-date>
    <meta:document-statistic meta:object-count="62"/>
  </office:meta>
</office:document-meta>
</file>